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1.9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1.267cm" svg:height="14.131cm" svg:x="27.549cm" svg:y="1.488cm">
            <draw:object draw:notify-on-update-of-ranges="Sheet1.C4:Sheet1.K4 Sheet1.C5:Sheet1.K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.212cm" svg:height="11.368cm" svg:x="2.948cm" svg:y="9.165cm">
            <draw:object draw:notify-on-update-of-ranges="Sheet1.C8:Sheet1.K8 Sheet1.C9:Sheet1.K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formula="of:=SUM([.C5:.L5])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0 Variable Missing: 16.7%</text:p>
          </table:table-cell>
          <table:table-cell office:value-type="string" calcext:value-type="string">
            <text:p>1 Variable Missing: 24.1%</text:p>
          </table:table-cell>
          <table:table-cell office:value-type="string" calcext:value-type="string">
            <text:p>2 Variable Missing: 26.55%</text:p>
          </table:table-cell>
          <table:table-cell office:value-type="string" calcext:value-type="string">
            <text:p>3 Variable Missing: 15.3%</text:p>
          </table:table-cell>
          <table:table-cell office:value-type="string" calcext:value-type="string">
            <text:p>4 Variable Missing: 9.5%</text:p>
          </table:table-cell>
          <table:table-cell office:value-type="string" calcext:value-type="string">
            <text:p>5 Variable Missing: 3.95%</text:p>
          </table:table-cell>
          <table:table-cell office:value-type="string" calcext:value-type="string">
            <text:p>6 Variable Missing: 3.85%</text:p>
          </table:table-cell>
          <table:table-cell office:value-type="string" calcext:value-type="string">
            <text:p>7 Variable Missing: 0.05%</text:p>
          </table:table-cell>
          <table:table-cell office:value-type="string" calcext:value-type="string">
            <text:p>8 Variable Missing: 0.0%</text:p>
          </table:table-cell>
        </table:table-row>
        <table:table-row table:style-name="ro1">
          <table:table-cell table:number-columns-repeated="2"/>
          <table:table-cell office:value-type="float" office:value="16.7" calcext:value-type="float">
            <text:p>16.7</text:p>
          </table:table-cell>
          <table:table-cell office:value-type="float" office:value="24.1" calcext:value-type="float">
            <text:p>24.1</text:p>
          </table:table-cell>
          <table:table-cell office:value-type="float" office:value="26.55" calcext:value-type="float">
            <text:p>26.55</text:p>
          </table:table-cell>
          <table:table-cell office:value-type="float" office:value="15.3" calcext:value-type="float">
            <text:p>15.3</text:p>
          </table:table-cell>
          <table:table-cell office:value-type="float" office:value="9.5" calcext:value-type="float">
            <text:p>9.5</text:p>
          </table:table-cell>
          <table:table-cell office:value-type="float" office:value="3.95" calcext:value-type="float">
            <text:p>3.95</text:p>
          </table:table-cell>
          <table:table-cell office:value-type="float" office:value="3.85" calcext:value-type="float">
            <text:p>3.8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1 or less</text:p>
          </table:table-cell>
          <table:table-cell office:value-type="string" calcext:value-type="string">
            <text:p>2 or less</text:p>
          </table:table-cell>
          <table:table-cell office:value-type="string" calcext:value-type="string">
            <text:p>3 or less</text:p>
          </table:table-cell>
          <table:table-cell office:value-type="string" calcext:value-type="string">
            <text:p>4 or less</text:p>
          </table:table-cell>
          <table:table-cell office:value-type="string" calcext:value-type="string">
            <text:p>5 or less</text:p>
          </table:table-cell>
          <table:table-cell office:value-type="string" calcext:value-type="string">
            <text:p>6 or less</text:p>
          </table:table-cell>
          <table:table-cell office:value-type="string" calcext:value-type="string">
            <text:p>7 or less</text:p>
          </table:table-cell>
          <table:table-cell office:value-type="string" calcext:value-type="string">
            <text:p>8 or less</text:p>
          </table:table-cell>
          <table:table-cell office:value-type="string" calcext:value-type="string">
            <text:p>9 or less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18:02:39.6457421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1:25:23.969673915</meta:creation-date>
    <dc:date>2016-06-27T23:38:00.377925055</dc:date>
    <meta:editing-duration>PT11M8S</meta:editing-duration>
    <meta:editing-cycles>3</meta:editing-cycles>
    <meta:generator>LibreOffice/4.2.8.2$Linux_x86 LibreOffice_project/420m0$Build-2</meta:generator>
    <meta:document-statistic meta:table-count="1" meta:cell-count="3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svg:stroke-width="0.1cm" svg:stroke-color="#ffffff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1.268cm" svg:height="14.132cm" xlink:href=".." xlink:type="simple" chart:class="chart:circle" chart:style-name="ch1">
        <chart:title svg:x="7.132cm" svg:y="0.418cm" chart:style-name="ch2">
          <text:p>Missing value percentages</text:p>
        </chart:title>
        <chart:legend chart:legend-position="end" svg:x="14.19cm" svg:y="3.821cm" style:legend-expansion="high" chart:style-name="ch3"/>
        <chart:plot-area chart:style-name="ch4" table:cell-range-address="Sheet1.C4:Sheet1.K5" chart:data-source-has-labels="row" svg:x="0.425cm" svg:y="1.699cm" svg:width="13.34cm" svg:height="12.15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425cm" svg:y="3.772cm" svg:width="13.34cm" svg:height="8.00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Sheet1.C4:Sheet1.K4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Sheet1.C5:Sheet1.K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Variable Missing: 16.7%</text:p>
                <draw:g>
                  <svg:desc>Sheet1.C4:Sheet1.K4</svg:desc>
                </draw:g>
              </table:table-cell>
              <table:table-cell office:value-type="string">
                <text:p>1 Variable Missing: 24.1%</text:p>
              </table:table-cell>
              <table:table-cell office:value-type="string">
                <text:p>2 Variable Missing: 26.55%</text:p>
              </table:table-cell>
              <table:table-cell office:value-type="string">
                <text:p>3 Variable Missing: 15.3%</text:p>
              </table:table-cell>
              <table:table-cell office:value-type="string">
                <text:p>4 Variable Missing: 9.5%</text:p>
              </table:table-cell>
              <table:table-cell office:value-type="string">
                <text:p>5 Variable Missing: 3.95%</text:p>
              </table:table-cell>
              <table:table-cell office:value-type="string">
                <text:p>6 Variable Missing: 3.85%</text:p>
              </table:table-cell>
              <table:table-cell office:value-type="string">
                <text:p>7 Variable Missing: 0.05%</text:p>
              </table:table-cell>
              <table:table-cell office:value-type="string">
                <text:p>8 Variable Missing: 0.0%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6.7">
                <text:p>16.7</text:p>
                <draw:g>
                  <svg:desc>Sheet1.C5:Sheet1.K5</svg:desc>
                </draw:g>
              </table:table-cell>
              <table:table-cell office:value-type="float" office:value="24.1">
                <text:p>24.1</text:p>
              </table:table-cell>
              <table:table-cell office:value-type="float" office:value="26.55">
                <text:p>26.55</text:p>
              </table:table-cell>
              <table:table-cell office:value-type="float" office:value="15.3">
                <text:p>15.3</text:p>
              </table:table-cell>
              <table:table-cell office:value-type="float" office:value="9.5">
                <text:p>9.5</text:p>
              </table:table-cell>
              <table:table-cell office:value-type="float" office:value="3.95">
                <text:p>3.95</text:p>
              </table:table-cell>
              <table:table-cell office:value-type="float" office:value="3.85">
                <text:p>3.8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13cm" svg:height="11.369cm" xlink:href=".." xlink:type="simple" chart:class="chart:line" chart:style-name="ch1">
        <chart:title svg:x="7.104cm" svg:y="0.363cm" chart:style-name="ch2">
          <text:p>Missing value percentages</text:p>
        </chart:title>
        <chart:plot-area chart:style-name="ch3" table:cell-range-address="Sheet1.C8:Sheet1.K9" chart:data-source-has-labels="row" svg:x="1.632cm" svg:y="1.589cm" svg:width="19.157cm" svg:height="8.375cm">
          <chartooo:coordinate-region svg:x="2.439cm" svg:y="1.788cm" svg:width="17.687cm" svg:height="7.529cm"/>
          <chart:axis chart:dimension="x" chart:name="primary-x" chart:style-name="ch4" chartooo:axis-type="auto">
            <chartooo:date-scale/>
            <chart:title svg:x="8.726cm" svg:y="10.192cm" chart:style-name="ch5">
              <text:p>Amount of missing values</text:p>
            </chart:title>
            <chart:categories table:cell-range-address="Sheet1.C8:Sheet1.K8"/>
          </chart:axis>
          <chart:axis chart:dimension="y" chart:name="primary-y" chart:style-name="ch4">
            <chart:title svg:x="0.451cm" svg:y="9.556cm" chart:style-name="ch6">
              <text:p>Percentage of rows with missing values</text:p>
            </chart:title>
            <chart:grid chart:style-name="ch7" chart:class="major"/>
          </chart:axis>
          <chart:series chart:style-name="ch8" chart:values-cell-range-address="Sheet1.C9:Sheet1.K9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or less</text:p>
                <draw:g>
                  <svg:desc>Sheet1.C8:Sheet1.K8</svg:desc>
                </draw:g>
              </table:table-cell>
              <table:table-cell office:value-type="string">
                <text:p>2 or less</text:p>
              </table:table-cell>
              <table:table-cell office:value-type="string">
                <text:p>3 or less</text:p>
              </table:table-cell>
              <table:table-cell office:value-type="string">
                <text:p>4 or less</text:p>
              </table:table-cell>
              <table:table-cell office:value-type="string">
                <text:p>5 or less</text:p>
              </table:table-cell>
              <table:table-cell office:value-type="string">
                <text:p>6 or less</text:p>
              </table:table-cell>
              <table:table-cell office:value-type="string">
                <text:p>7 or less</text:p>
              </table:table-cell>
              <table:table-cell office:value-type="string">
                <text:p>8 or less</text:p>
              </table:table-cell>
              <table:table-cell office:value-type="string">
                <text:p>9 or less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Sheet1.C9:Sheet1.K9</svg:desc>
                </draw:g>
              </table:table-cell>
              <table:table-cell office:value-type="float" office:value="83">
                <text:p>83</text:p>
              </table:table-cell>
              <table:table-cell office:value-type="float" office:value="59">
                <text:p>59</text:p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